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74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0.7835in"/>
    </style:style>
    <style:style style:name="co9" style:family="table-column">
      <style:table-column-properties fo:break-before="auto" style:column-width="1.3709in"/>
    </style:style>
    <style:style style:name="co10" style:family="table-column">
      <style:table-column-properties fo:break-before="auto" style:column-width="0.6091in"/>
    </style:style>
    <style:style style:name="co11" style:family="table-column">
      <style:table-column-properties fo:break-before="auto" style:column-width="6.0189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9043in"/>
    </style:style>
    <style:style style:name="co14" style:family="table-column">
      <style:table-column-properties fo:break-before="auto" style:column-width="6.138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4"/>
        <table:table-column table:style-name="co12" table:default-cell-style-name="ce5"/>
        <table:table-column table:style-name="co12" table:default-cell-style-name="Default"/>
        <table:table-row table:style-name="ro1">
          <table:table-cell table:style-name="ce1" office:value-type="string" calcext:value-type="string">
            <text:p>SCG_DT_CMP</text:p>
          </table:table-cell>
          <table:table-cell/>
          <table:table-cell table:formula="of:=LEN([.C3])" office:value-type="float" office:value="15" calcext:value-type="float">
            <text:p>15</text:p>
          </table:table-cell>
          <table:table-cell table:style-name="ce2"/>
          <table:table-cell table:number-columns-repeated="11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sc_cuenta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debheb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ent costo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2110104020000000002</text:p>
          </table:table-cell>
          <table:table-cell office:value-type="string" calcext:value-type="string">
            <text:p>SCGCMP</text:p>
          </table:table-cell>
          <table:table-cell table:formula="of:=[.C3]" office:value-type="string" office:string-value="SNOINTDIA060001" calcext:value-type="string">
            <text:p>SNOINTDIA0600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0</text:p>
          </table:table-cell>
          <table:table-cell table:formula="of:=SUM([.M4:.M47])" office:value-type="float" office:value="920213.560113889" calcext:value-type="float">
            <text:p>920213.56</text:p>
          </table:table-cell>
          <table:table-cell office:value-type="string" calcext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INTDIA060001','2014-06-30','---','-------------------------','2110104020000000002','SCGCMP','SNOINTDIA060001','H','PROVISION DE INTERESES DE PRESTACIONES SOCIALES NOMINA DIARIA JUNIO 2014',920213.560113889,0);" calcext:value-type="string">
            <text:p>INSERT INTO scg_dt_cmp VALUES('0001','SCGCMP','SNOINTDIA060001','2014-06-30','---','-------------------------','2110104020000000002','SCGCMP','SNOINTDIA060001','H','PROVISION DE INTERESES DE PRESTACIONES SOCIALES NOMINA DIARIA JUNIO 2014',920213.560113889,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];&quot;000001&quot;)" office:value-type="string" office:string-value="6110800003602000001" calcext:value-type="string">
            <text:p>6110800003602000001</text:p>
          </table:table-cell>
          <table:table-cell office:value-type="string" calcext:value-type="string">
            <text:p>SCGCMP</text:p>
          </table:table-cell>
          <table:table-cell table:formula="of:=[.C4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4255.1" calcext:value-type="float">
            <text:p>4255.10</text:p>
          </table:table-cell>
          <table:table-cell office:value-type="float" office:value="1" calcext:value-type="float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INTDIA060001','2014-06-30','---','-------------------------','6110800003602000001','SCGCMP','SNOINTDIA060001','D','PROVISION DE INTERESES DE PRESTACIONES SOCIALES NOMINA DIARIA JUNIO 2014',4255.1,1);" calcext:value-type="string">
            <text:p>INSERT INTO scg_dt_cmp VALUES('0001','SCGCMP','SNOINTDIA060001','2014-06-30','---','-------------------------','6110800003602000001','SCGCMP','SNOINTDIA060001','D','PROVISION DE INTERESES DE PRESTACIONES SOCIALES NOMINA DIARIA JUNIO 2014',4255.1,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];&quot;000001&quot;)" office:value-type="string" office:string-value="6110800004504000001" calcext:value-type="string">
            <text:p>6110800004504000001</text:p>
          </table:table-cell>
          <table:table-cell office:value-type="string" calcext:value-type="string">
            <text:p>SCGCMP</text:p>
          </table:table-cell>
          <table:table-cell table:formula="of:=[.C5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1381.05" calcext:value-type="float">
            <text:p>1381.05</text:p>
          </table:table-cell>
          <table:table-cell office:value-type="float" office:value="2" calcext:value-type="float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INTDIA060001','2014-06-30','---','-------------------------','6110800004504000001','SCGCMP','SNOINTDIA060001','D','PROVISION DE INTERESES DE PRESTACIONES SOCIALES NOMINA DIARIA JUNIO 2014',1381.05,2);" calcext:value-type="string">
            <text:p>INSERT INTO scg_dt_cmp VALUES('0001','SCGCMP','SNOINTDIA060001','2014-06-30','---','-------------------------','6110800004504000001','SCGCMP','SNOINTDIA060001','D','PROVISION DE INTERESES DE PRESTACIONES SOCIALES NOMINA DIARIA JUNIO 2014',1381.05,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];&quot;000001&quot;)" office:value-type="string" office:string-value="6110800002002000001" calcext:value-type="string">
            <text:p>6110800002002000001</text:p>
          </table:table-cell>
          <table:table-cell office:value-type="string" calcext:value-type="string">
            <text:p>SCGCMP</text:p>
          </table:table-cell>
          <table:table-cell table:formula="of:=[.C6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125817.180113889" calcext:value-type="float">
            <text:p>125817.18</text:p>
          </table:table-cell>
          <table:table-cell office:value-type="float" office:value="3" calcext:value-type="float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INTDIA060001','2014-06-30','---','-------------------------','6110800002002000001','SCGCMP','SNOINTDIA060001','D','PROVISION DE INTERESES DE PRESTACIONES SOCIALES NOMINA DIARIA JUNIO 2014',125817.180113889,3);" calcext:value-type="string">
            <text:p>INSERT INTO scg_dt_cmp VALUES('0001','SCGCMP','SNOINTDIA060001','2014-06-30','---','-------------------------','6110800002002000001','SCGCMP','SNOINTDIA060001','D','PROVISION DE INTERESES DE PRESTACIONES SOCIALES NOMINA DIARIA JUNIO 2014',125817.180113889,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];&quot;000001&quot;)" office:value-type="string" office:string-value="6110800002903000001" calcext:value-type="string">
            <text:p>6110800002903000001</text:p>
          </table:table-cell>
          <table:table-cell office:value-type="string" calcext:value-type="string">
            <text:p>SCGCMP</text:p>
          </table:table-cell>
          <table:table-cell table:formula="of:=[.C7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10176.28" calcext:value-type="float">
            <text:p>10176.28</text:p>
          </table:table-cell>
          <table:table-cell office:value-type="float" office:value="4" calcext:value-type="float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INTDIA060001','2014-06-30','---','-------------------------','6110800002903000001','SCGCMP','SNOINTDIA060001','D','PROVISION DE INTERESES DE PRESTACIONES SOCIALES NOMINA DIARIA JUNIO 2014',10176.28,4);" calcext:value-type="string">
            <text:p>INSERT INTO scg_dt_cmp VALUES('0001','SCGCMP','SNOINTDIA060001','2014-06-30','---','-------------------------','6110800002903000001','SCGCMP','SNOINTDIA060001','D','PROVISION DE INTERESES DE PRESTACIONES SOCIALES NOMINA DIARIA JUNIO 2014',10176.28,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];&quot;000001&quot;)" office:value-type="string" office:string-value="6110800004103000001" calcext:value-type="string">
            <text:p>6110800004103000001</text:p>
          </table:table-cell>
          <table:table-cell office:value-type="string" calcext:value-type="string">
            <text:p>SCGCMP</text:p>
          </table:table-cell>
          <table:table-cell table:formula="of:=[.C8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6608.66" calcext:value-type="float">
            <text:p>6608.66</text:p>
          </table:table-cell>
          <table:table-cell office:value-type="float" office:value="5" calcext:value-type="float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INTDIA060001','2014-06-30','---','-------------------------','6110800004103000001','SCGCMP','SNOINTDIA060001','D','PROVISION DE INTERESES DE PRESTACIONES SOCIALES NOMINA DIARIA JUNIO 2014',6608.66,5);" calcext:value-type="string">
            <text:p>INSERT INTO scg_dt_cmp VALUES('0001','SCGCMP','SNOINTDIA060001','2014-06-30','---','-------------------------','6110800004103000001','SCGCMP','SNOINTDIA060001','D','PROVISION DE INTERESES DE PRESTACIONES SOCIALES NOMINA DIARIA JUNIO 2014',6608.66,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];&quot;000001&quot;)" office:value-type="string" office:string-value="6110800002003000001" calcext:value-type="string">
            <text:p>6110800002003000001</text:p>
          </table:table-cell>
          <table:table-cell office:value-type="string" calcext:value-type="string">
            <text:p>SCGCMP</text:p>
          </table:table-cell>
          <table:table-cell table:formula="of:=[.C9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4529.02" calcext:value-type="float">
            <text:p>4529.02</text:p>
          </table:table-cell>
          <table:table-cell office:value-type="float" office:value="6" calcext:value-type="float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INTDIA060001','2014-06-30','---','-------------------------','6110800002003000001','SCGCMP','SNOINTDIA060001','D','PROVISION DE INTERESES DE PRESTACIONES SOCIALES NOMINA DIARIA JUNIO 2014',4529.02,6);" calcext:value-type="string">
            <text:p>INSERT INTO scg_dt_cmp VALUES('0001','SCGCMP','SNOINTDIA060001','2014-06-30','---','-------------------------','6110800002003000001','SCGCMP','SNOINTDIA060001','D','PROVISION DE INTERESES DE PRESTACIONES SOCIALES NOMINA DIARIA JUNIO 2014',4529.02,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];&quot;000001&quot;)" office:value-type="string" office:string-value="6110800004601000001" calcext:value-type="string">
            <text:p>6110800004601000001</text:p>
          </table:table-cell>
          <table:table-cell office:value-type="string" calcext:value-type="string">
            <text:p>SCGCMP</text:p>
          </table:table-cell>
          <table:table-cell table:formula="of:=[.C10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8379.48" calcext:value-type="float">
            <text:p>8379.48</text:p>
          </table:table-cell>
          <table:table-cell office:value-type="float" office:value="7" calcext:value-type="float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INTDIA060001','2014-06-30','---','-------------------------','6110800004601000001','SCGCMP','SNOINTDIA060001','D','PROVISION DE INTERESES DE PRESTACIONES SOCIALES NOMINA DIARIA JUNIO 2014',8379.48,7);" calcext:value-type="string">
            <text:p>INSERT INTO scg_dt_cmp VALUES('0001','SCGCMP','SNOINTDIA060001','2014-06-30','---','-------------------------','6110800004601000001','SCGCMP','SNOINTDIA060001','D','PROVISION DE INTERESES DE PRESTACIONES SOCIALES NOMINA DIARIA JUNIO 2014',8379.48,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];&quot;000001&quot;)" office:value-type="string" office:string-value="6110800004002000001" calcext:value-type="string">
            <text:p>6110800004002000001</text:p>
          </table:table-cell>
          <table:table-cell office:value-type="string" calcext:value-type="string">
            <text:p>SCGCMP</text:p>
          </table:table-cell>
          <table:table-cell table:formula="of:=[.C11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1418.17" calcext:value-type="float">
            <text:p>1418.17</text:p>
          </table:table-cell>
          <table:table-cell office:value-type="float" office:value="8" calcext:value-type="float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INTDIA060001','2014-06-30','---','-------------------------','6110800004002000001','SCGCMP','SNOINTDIA060001','D','PROVISION DE INTERESES DE PRESTACIONES SOCIALES NOMINA DIARIA JUNIO 2014',1418.17,8);" calcext:value-type="string">
            <text:p>INSERT INTO scg_dt_cmp VALUES('0001','SCGCMP','SNOINTDIA060001','2014-06-30','---','-------------------------','6110800004002000001','SCGCMP','SNOINTDIA060001','D','PROVISION DE INTERESES DE PRESTACIONES SOCIALES NOMINA DIARIA JUNIO 2014',1418.17,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];&quot;000001&quot;)" office:value-type="string" office:string-value="6110800002400000001" calcext:value-type="string">
            <text:p>6110800002400000001</text:p>
          </table:table-cell>
          <table:table-cell office:value-type="string" calcext:value-type="string">
            <text:p>SCGCMP</text:p>
          </table:table-cell>
          <table:table-cell table:formula="of:=[.C12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392.89" calcext:value-type="float">
            <text:p>392.89</text:p>
          </table:table-cell>
          <table:table-cell office:value-type="float" office:value="9" calcext:value-type="float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INTDIA060001','2014-06-30','---','-------------------------','6110800002400000001','SCGCMP','SNOINTDIA060001','D','PROVISION DE INTERESES DE PRESTACIONES SOCIALES NOMINA DIARIA JUNIO 2014',392.89,9);" calcext:value-type="string">
            <text:p>INSERT INTO scg_dt_cmp VALUES('0001','SCGCMP','SNOINTDIA060001','2014-06-30','---','-------------------------','6110800002400000001','SCGCMP','SNOINTDIA060001','D','PROVISION DE INTERESES DE PRESTACIONES SOCIALES NOMINA DIARIA JUNIO 2014',392.89,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 calcext:value-type="string">
            <text:p>6110800002802000001</text:p>
          </table:table-cell>
          <table:table-cell office:value-type="string" calcext:value-type="string">
            <text:p>SCGCMP</text:p>
          </table:table-cell>
          <table:table-cell table:formula="of:=[.C13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2832.68" calcext:value-type="float">
            <text:p>2832.68</text:p>
          </table:table-cell>
          <table:table-cell office:value-type="float" office:value="10" calcext:value-type="float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INTDIA060001','2014-06-30','---','-------------------------','6110800002802000001','SCGCMP','SNOINTDIA060001','D','PROVISION DE INTERESES DE PRESTACIONES SOCIALES NOMINA DIARIA JUNIO 2014',2832.68,10);" calcext:value-type="string">
            <text:p>INSERT INTO scg_dt_cmp VALUES('0001','SCGCMP','SNOINTDIA060001','2014-06-30','---','-------------------------','6110800002802000001','SCGCMP','SNOINTDIA060001','D','PROVISION DE INTERESES DE PRESTACIONES SOCIALES NOMINA DIARIA JUNIO 2014',2832.68,1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4];&quot;000001&quot;)" office:value-type="string" office:string-value="6110800002900000001" calcext:value-type="string">
            <text:p>6110800002900000001</text:p>
          </table:table-cell>
          <table:table-cell office:value-type="string" calcext:value-type="string">
            <text:p>SCGCMP</text:p>
          </table:table-cell>
          <table:table-cell table:formula="of:=[.C14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7430.12" calcext:value-type="float">
            <text:p>7430.12</text:p>
          </table:table-cell>
          <table:table-cell office:value-type="float" office:value="11" calcext:value-type="float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INTDIA060001','2014-06-30','---','-------------------------','6110800002900000001','SCGCMP','SNOINTDIA060001','D','PROVISION DE INTERESES DE PRESTACIONES SOCIALES NOMINA DIARIA JUNIO 2014',7430.12,11);" calcext:value-type="string">
            <text:p>INSERT INTO scg_dt_cmp VALUES('0001','SCGCMP','SNOINTDIA060001','2014-06-30','---','-------------------------','6110800002900000001','SCGCMP','SNOINTDIA060001','D','PROVISION DE INTERESES DE PRESTACIONES SOCIALES NOMINA DIARIA JUNIO 2014',7430.12,1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5];&quot;000001&quot;)" office:value-type="string" office:string-value="6110800003302000001" calcext:value-type="string">
            <text:p>6110800003302000001</text:p>
          </table:table-cell>
          <table:table-cell office:value-type="string" calcext:value-type="string">
            <text:p>SCGCMP</text:p>
          </table:table-cell>
          <table:table-cell table:formula="of:=[.C15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8881.06" calcext:value-type="float">
            <text:p>8881.06</text:p>
          </table:table-cell>
          <table:table-cell office:value-type="float" office:value="12" calcext:value-type="float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INTDIA060001','2014-06-30','---','-------------------------','6110800003302000001','SCGCMP','SNOINTDIA060001','D','PROVISION DE INTERESES DE PRESTACIONES SOCIALES NOMINA DIARIA JUNIO 2014',8881.06,12);" calcext:value-type="string">
            <text:p>INSERT INTO scg_dt_cmp VALUES('0001','SCGCMP','SNOINTDIA060001','2014-06-30','---','-------------------------','6110800003302000001','SCGCMP','SNOINTDIA060001','D','PROVISION DE INTERESES DE PRESTACIONES SOCIALES NOMINA DIARIA JUNIO 2014',8881.06,1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6];&quot;000001&quot;)" office:value-type="string" office:string-value="6110800003201000001" calcext:value-type="string">
            <text:p>6110800003201000001</text:p>
          </table:table-cell>
          <table:table-cell office:value-type="string" calcext:value-type="string">
            <text:p>SCGCMP</text:p>
          </table:table-cell>
          <table:table-cell table:formula="of:=[.C16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168058.66" calcext:value-type="float">
            <text:p>168058.66</text:p>
          </table:table-cell>
          <table:table-cell office:value-type="float" office:value="13" calcext:value-type="float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INTDIA060001','2014-06-30','---','-------------------------','6110800003201000001','SCGCMP','SNOINTDIA060001','D','PROVISION DE INTERESES DE PRESTACIONES SOCIALES NOMINA DIARIA JUNIO 2014',168058.66,13);" calcext:value-type="string">
            <text:p>INSERT INTO scg_dt_cmp VALUES('0001','SCGCMP','SNOINTDIA060001','2014-06-30','---','-------------------------','6110800003201000001','SCGCMP','SNOINTDIA060001','D','PROVISION DE INTERESES DE PRESTACIONES SOCIALES NOMINA DIARIA JUNIO 2014',168058.66,1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7];&quot;000001&quot;)" office:value-type="string" office:string-value="6110800004508000001" calcext:value-type="string">
            <text:p>6110800004508000001</text:p>
          </table:table-cell>
          <table:table-cell office:value-type="string" calcext:value-type="string">
            <text:p>SCGCMP</text:p>
          </table:table-cell>
          <table:table-cell table:formula="of:=[.C17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19070.18" calcext:value-type="float">
            <text:p>19070.18</text:p>
          </table:table-cell>
          <table:table-cell office:value-type="float" office:value="14" calcext:value-type="float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INTDIA060001','2014-06-30','---','-------------------------','6110800004508000001','SCGCMP','SNOINTDIA060001','D','PROVISION DE INTERESES DE PRESTACIONES SOCIALES NOMINA DIARIA JUNIO 2014',19070.18,14);" calcext:value-type="string">
            <text:p>INSERT INTO scg_dt_cmp VALUES('0001','SCGCMP','SNOINTDIA060001','2014-06-30','---','-------------------------','6110800004508000001','SCGCMP','SNOINTDIA060001','D','PROVISION DE INTERESES DE PRESTACIONES SOCIALES NOMINA DIARIA JUNIO 2014',19070.18,1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8];&quot;000001&quot;)" office:value-type="string" office:string-value="6110800002904000001" calcext:value-type="string">
            <text:p>6110800002904000001</text:p>
          </table:table-cell>
          <table:table-cell office:value-type="string" calcext:value-type="string">
            <text:p>SCGCMP</text:p>
          </table:table-cell>
          <table:table-cell table:formula="of:=[.C18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5385.2" calcext:value-type="float">
            <text:p>5385.20</text:p>
          </table:table-cell>
          <table:table-cell office:value-type="float" office:value="15" calcext:value-type="float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INTDIA060001','2014-06-30','---','-------------------------','6110800002904000001','SCGCMP','SNOINTDIA060001','D','PROVISION DE INTERESES DE PRESTACIONES SOCIALES NOMINA DIARIA JUNIO 2014',5385.2,15);" calcext:value-type="string">
            <text:p>INSERT INTO scg_dt_cmp VALUES('0001','SCGCMP','SNOINTDIA060001','2014-06-30','---','-------------------------','6110800002904000001','SCGCMP','SNOINTDIA060001','D','PROVISION DE INTERESES DE PRESTACIONES SOCIALES NOMINA DIARIA JUNIO 2014',5385.2,1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9];&quot;000001&quot;)" office:value-type="string" office:string-value="6110800003102000001" calcext:value-type="string">
            <text:p>6110800003102000001</text:p>
          </table:table-cell>
          <table:table-cell office:value-type="string" calcext:value-type="string">
            <text:p>SCGCMP</text:p>
          </table:table-cell>
          <table:table-cell table:formula="of:=[.C19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11189.8" calcext:value-type="float">
            <text:p>11189.80</text:p>
          </table:table-cell>
          <table:table-cell office:value-type="float" office:value="16" calcext:value-type="float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INTDIA060001','2014-06-30','---','-------------------------','6110800003102000001','SCGCMP','SNOINTDIA060001','D','PROVISION DE INTERESES DE PRESTACIONES SOCIALES NOMINA DIARIA JUNIO 2014',11189.8,16);" calcext:value-type="string">
            <text:p>INSERT INTO scg_dt_cmp VALUES('0001','SCGCMP','SNOINTDIA060001','2014-06-30','---','-------------------------','6110800003102000001','SCGCMP','SNOINTDIA060001','D','PROVISION DE INTERESES DE PRESTACIONES SOCIALES NOMINA DIARIA JUNIO 2014',11189.8,1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0];&quot;000001&quot;)" office:value-type="string" office:string-value="6110800004300000001" calcext:value-type="string">
            <text:p>6110800004300000001</text:p>
          </table:table-cell>
          <table:table-cell office:value-type="string" calcext:value-type="string">
            <text:p>SCGCMP</text:p>
          </table:table-cell>
          <table:table-cell table:formula="of:=[.C20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4300</text:p>
          </table:table-cell>
          <table:table-cell office:value-type="float" office:value="16466.64" calcext:value-type="float">
            <text:p>16466.64</text:p>
          </table:table-cell>
          <table:table-cell office:value-type="float" office:value="17" calcext:value-type="float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INTDIA060001','2014-06-30','---','-------------------------','6110800004300000001','SCGCMP','SNOINTDIA060001','D','PROVISION DE INTERESES DE PRESTACIONES SOCIALES NOMINA DIARIA JUNIO 2014',16466.64,17);" calcext:value-type="string">
            <text:p>INSERT INTO scg_dt_cmp VALUES('0001','SCGCMP','SNOINTDIA060001','2014-06-30','---','-------------------------','6110800004300000001','SCGCMP','SNOINTDIA060001','D','PROVISION DE INTERESES DE PRESTACIONES SOCIALES NOMINA DIARIA JUNIO 2014',16466.64,1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1];&quot;000001&quot;)" office:value-type="string" office:string-value="6110800003601000001" calcext:value-type="string">
            <text:p>6110800003601000001</text:p>
          </table:table-cell>
          <table:table-cell office:value-type="string" calcext:value-type="string">
            <text:p>SCGCMP</text:p>
          </table:table-cell>
          <table:table-cell table:formula="of:=[.C21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14569.57" calcext:value-type="float">
            <text:p>14569.57</text:p>
          </table:table-cell>
          <table:table-cell office:value-type="float" office:value="18" calcext:value-type="float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INTDIA060001','2014-06-30','---','-------------------------','6110800003601000001','SCGCMP','SNOINTDIA060001','D','PROVISION DE INTERESES DE PRESTACIONES SOCIALES NOMINA DIARIA JUNIO 2014',14569.57,18);" calcext:value-type="string">
            <text:p>INSERT INTO scg_dt_cmp VALUES('0001','SCGCMP','SNOINTDIA060001','2014-06-30','---','-------------------------','6110800003601000001','SCGCMP','SNOINTDIA060001','D','PROVISION DE INTERESES DE PRESTACIONES SOCIALES NOMINA DIARIA JUNIO 2014',14569.57,1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2];&quot;000001&quot;)" office:value-type="string" office:string-value="6110800002004000001" calcext:value-type="string">
            <text:p>6110800002004000001</text:p>
          </table:table-cell>
          <table:table-cell office:value-type="string" calcext:value-type="string">
            <text:p>SCGCMP</text:p>
          </table:table-cell>
          <table:table-cell table:formula="of:=[.C22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25032.25" calcext:value-type="float">
            <text:p>25032.25</text:p>
          </table:table-cell>
          <table:table-cell office:value-type="float" office:value="19" calcext:value-type="float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INTDIA060001','2014-06-30','---','-------------------------','6110800002004000001','SCGCMP','SNOINTDIA060001','D','PROVISION DE INTERESES DE PRESTACIONES SOCIALES NOMINA DIARIA JUNIO 2014',25032.25,19);" calcext:value-type="string">
            <text:p>INSERT INTO scg_dt_cmp VALUES('0001','SCGCMP','SNOINTDIA060001','2014-06-30','---','-------------------------','6110800002004000001','SCGCMP','SNOINTDIA060001','D','PROVISION DE INTERESES DE PRESTACIONES SOCIALES NOMINA DIARIA JUNIO 2014',25032.25,1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3];&quot;000001&quot;)" office:value-type="string" office:string-value="6110800002902000001" calcext:value-type="string">
            <text:p>6110800002902000001</text:p>
          </table:table-cell>
          <table:table-cell office:value-type="string" calcext:value-type="string">
            <text:p>SCGCMP</text:p>
          </table:table-cell>
          <table:table-cell table:formula="of:=[.C23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4281" calcext:value-type="float">
            <text:p>4281.00</text:p>
          </table:table-cell>
          <table:table-cell office:value-type="float" office:value="20" calcext:value-type="float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INTDIA060001','2014-06-30','---','-------------------------','6110800002902000001','SCGCMP','SNOINTDIA060001','D','PROVISION DE INTERESES DE PRESTACIONES SOCIALES NOMINA DIARIA JUNIO 2014',4281,20);" calcext:value-type="string">
            <text:p>INSERT INTO scg_dt_cmp VALUES('0001','SCGCMP','SNOINTDIA060001','2014-06-30','---','-------------------------','6110800002902000001','SCGCMP','SNOINTDIA060001','D','PROVISION DE INTERESES DE PRESTACIONES SOCIALES NOMINA DIARIA JUNIO 2014',4281,2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4];&quot;000001&quot;)" office:value-type="string" office:string-value="6110800004101000001" calcext:value-type="string">
            <text:p>6110800004101000001</text:p>
          </table:table-cell>
          <table:table-cell office:value-type="string" calcext:value-type="string">
            <text:p>SCGCMP</text:p>
          </table:table-cell>
          <table:table-cell table:formula="of:=[.C24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7176.69" calcext:value-type="float">
            <text:p>7176.69</text:p>
          </table:table-cell>
          <table:table-cell office:value-type="float" office:value="21" calcext:value-type="float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INTDIA060001','2014-06-30','---','-------------------------','6110800004101000001','SCGCMP','SNOINTDIA060001','D','PROVISION DE INTERESES DE PRESTACIONES SOCIALES NOMINA DIARIA JUNIO 2014',7176.69,21);" calcext:value-type="string">
            <text:p>INSERT INTO scg_dt_cmp VALUES('0001','SCGCMP','SNOINTDIA060001','2014-06-30','---','-------------------------','6110800004101000001','SCGCMP','SNOINTDIA060001','D','PROVISION DE INTERESES DE PRESTACIONES SOCIALES NOMINA DIARIA JUNIO 2014',7176.69,2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5];&quot;000001&quot;)" office:value-type="string" office:string-value="6110800002901000001" calcext:value-type="string">
            <text:p>6110800002901000001</text:p>
          </table:table-cell>
          <table:table-cell office:value-type="string" calcext:value-type="string">
            <text:p>SCGCMP</text:p>
          </table:table-cell>
          <table:table-cell table:formula="of:=[.C25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37951.53" calcext:value-type="float">
            <text:p>37951.53</text:p>
          </table:table-cell>
          <table:table-cell office:value-type="float" office:value="22" calcext:value-type="float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INTDIA060001','2014-06-30','---','-------------------------','6110800002901000001','SCGCMP','SNOINTDIA060001','D','PROVISION DE INTERESES DE PRESTACIONES SOCIALES NOMINA DIARIA JUNIO 2014',37951.53,22);" calcext:value-type="string">
            <text:p>INSERT INTO scg_dt_cmp VALUES('0001','SCGCMP','SNOINTDIA060001','2014-06-30','---','-------------------------','6110800002901000001','SCGCMP','SNOINTDIA060001','D','PROVISION DE INTERESES DE PRESTACIONES SOCIALES NOMINA DIARIA JUNIO 2014',37951.53,2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6];&quot;000001&quot;)" office:value-type="string" office:string-value="6110800002701000001" calcext:value-type="string">
            <text:p>6110800002701000001</text:p>
          </table:table-cell>
          <table:table-cell office:value-type="string" calcext:value-type="string">
            <text:p>SCGCMP</text:p>
          </table:table-cell>
          <table:table-cell table:formula="of:=[.C26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537.61" calcext:value-type="float">
            <text:p>537.61</text:p>
          </table:table-cell>
          <table:table-cell office:value-type="float" office:value="23" calcext:value-type="float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INTDIA060001','2014-06-30','---','-------------------------','6110800002701000001','SCGCMP','SNOINTDIA060001','D','PROVISION DE INTERESES DE PRESTACIONES SOCIALES NOMINA DIARIA JUNIO 2014',537.61,23);" calcext:value-type="string">
            <text:p>INSERT INTO scg_dt_cmp VALUES('0001','SCGCMP','SNOINTDIA060001','2014-06-30','---','-------------------------','6110800002701000001','SCGCMP','SNOINTDIA060001','D','PROVISION DE INTERESES DE PRESTACIONES SOCIALES NOMINA DIARIA JUNIO 2014',537.61,2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7];&quot;000001&quot;)" office:value-type="string" office:string-value="6110800003802000001" calcext:value-type="string">
            <text:p>6110800003802000001</text:p>
          </table:table-cell>
          <table:table-cell office:value-type="string" calcext:value-type="string">
            <text:p>SCGCMP</text:p>
          </table:table-cell>
          <table:table-cell table:formula="of:=[.C27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5587.79" calcext:value-type="float">
            <text:p>5587.79</text:p>
          </table:table-cell>
          <table:table-cell office:value-type="float" office:value="24" calcext:value-type="float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INTDIA060001','2014-06-30','---','-------------------------','6110800003802000001','SCGCMP','SNOINTDIA060001','D','PROVISION DE INTERESES DE PRESTACIONES SOCIALES NOMINA DIARIA JUNIO 2014',5587.79,24);" calcext:value-type="string">
            <text:p>INSERT INTO scg_dt_cmp VALUES('0001','SCGCMP','SNOINTDIA060001','2014-06-30','---','-------------------------','6110800003802000001','SCGCMP','SNOINTDIA060001','D','PROVISION DE INTERESES DE PRESTACIONES SOCIALES NOMINA DIARIA JUNIO 2014',5587.79,2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8];&quot;000001&quot;)" office:value-type="string" office:string-value="6110800004507000001" calcext:value-type="string">
            <text:p>6110800004507000001</text:p>
          </table:table-cell>
          <table:table-cell office:value-type="string" calcext:value-type="string">
            <text:p>SCGCMP</text:p>
          </table:table-cell>
          <table:table-cell table:formula="of:=[.C28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8702.26" calcext:value-type="float">
            <text:p>8702.26</text:p>
          </table:table-cell>
          <table:table-cell office:value-type="float" office:value="25" calcext:value-type="float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INTDIA060001','2014-06-30','---','-------------------------','6110800004507000001','SCGCMP','SNOINTDIA060001','D','PROVISION DE INTERESES DE PRESTACIONES SOCIALES NOMINA DIARIA JUNIO 2014',8702.26,25);" calcext:value-type="string">
            <text:p>INSERT INTO scg_dt_cmp VALUES('0001','SCGCMP','SNOINTDIA060001','2014-06-30','---','-------------------------','6110800004507000001','SCGCMP','SNOINTDIA060001','D','PROVISION DE INTERESES DE PRESTACIONES SOCIALES NOMINA DIARIA JUNIO 2014',8702.26,2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9];&quot;000001&quot;)" office:value-type="string" office:string-value="6110800004503000001" calcext:value-type="string">
            <text:p>6110800004503000001</text:p>
          </table:table-cell>
          <table:table-cell office:value-type="string" calcext:value-type="string">
            <text:p>SCGCMP</text:p>
          </table:table-cell>
          <table:table-cell table:formula="of:=[.C29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3421.43" calcext:value-type="float">
            <text:p>3421.43</text:p>
          </table:table-cell>
          <table:table-cell office:value-type="float" office:value="26" calcext:value-type="float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INTDIA060001','2014-06-30','---','-------------------------','6110800004503000001','SCGCMP','SNOINTDIA060001','D','PROVISION DE INTERESES DE PRESTACIONES SOCIALES NOMINA DIARIA JUNIO 2014',3421.43,26);" calcext:value-type="string">
            <text:p>INSERT INTO scg_dt_cmp VALUES('0001','SCGCMP','SNOINTDIA060001','2014-06-30','---','-------------------------','6110800004503000001','SCGCMP','SNOINTDIA060001','D','PROVISION DE INTERESES DE PRESTACIONES SOCIALES NOMINA DIARIA JUNIO 2014',3421.43,2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0];&quot;000001&quot;)" office:value-type="string" office:string-value="6110800003801000001" calcext:value-type="string">
            <text:p>6110800003801000001</text:p>
          </table:table-cell>
          <table:table-cell office:value-type="string" calcext:value-type="string">
            <text:p>SCGCMP</text:p>
          </table:table-cell>
          <table:table-cell table:formula="of:=[.C30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26260.12" calcext:value-type="float">
            <text:p>26260.12</text:p>
          </table:table-cell>
          <table:table-cell office:value-type="float" office:value="27" calcext:value-type="float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INTDIA060001','2014-06-30','---','-------------------------','6110800003801000001','SCGCMP','SNOINTDIA060001','D','PROVISION DE INTERESES DE PRESTACIONES SOCIALES NOMINA DIARIA JUNIO 2014',26260.12,27);" calcext:value-type="string">
            <text:p>INSERT INTO scg_dt_cmp VALUES('0001','SCGCMP','SNOINTDIA060001','2014-06-30','---','-------------------------','6110800003801000001','SCGCMP','SNOINTDIA060001','D','PROVISION DE INTERESES DE PRESTACIONES SOCIALES NOMINA DIARIA JUNIO 2014',26260.12,2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1];&quot;000001&quot;)" office:value-type="string" office:string-value="6110800003304000001" calcext:value-type="string">
            <text:p>6110800003304000001</text:p>
          </table:table-cell>
          <table:table-cell office:value-type="string" calcext:value-type="string">
            <text:p>SCGCMP</text:p>
          </table:table-cell>
          <table:table-cell table:formula="of:=[.C31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12309.35" calcext:value-type="float">
            <text:p>12309.35</text:p>
          </table:table-cell>
          <table:table-cell office:value-type="float" office:value="28" calcext:value-type="float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INTDIA060001','2014-06-30','---','-------------------------','6110800003304000001','SCGCMP','SNOINTDIA060001','D','PROVISION DE INTERESES DE PRESTACIONES SOCIALES NOMINA DIARIA JUNIO 2014',12309.35,28);" calcext:value-type="string">
            <text:p>INSERT INTO scg_dt_cmp VALUES('0001','SCGCMP','SNOINTDIA060001','2014-06-30','---','-------------------------','6110800003304000001','SCGCMP','SNOINTDIA060001','D','PROVISION DE INTERESES DE PRESTACIONES SOCIALES NOMINA DIARIA JUNIO 2014',12309.35,2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2];&quot;000001&quot;)" office:value-type="string" office:string-value="6110800004203000001" calcext:value-type="string">
            <text:p>6110800004203000001</text:p>
          </table:table-cell>
          <table:table-cell office:value-type="string" calcext:value-type="string">
            <text:p>SCGCMP</text:p>
          </table:table-cell>
          <table:table-cell table:formula="of:=[.C32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97623.07" calcext:value-type="float">
            <text:p>97623.07</text:p>
          </table:table-cell>
          <table:table-cell office:value-type="float" office:value="29" calcext:value-type="float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INTDIA060001','2014-06-30','---','-------------------------','6110800004203000001','SCGCMP','SNOINTDIA060001','D','PROVISION DE INTERESES DE PRESTACIONES SOCIALES NOMINA DIARIA JUNIO 2014',97623.07,29);" calcext:value-type="string">
            <text:p>INSERT INTO scg_dt_cmp VALUES('0001','SCGCMP','SNOINTDIA060001','2014-06-30','---','-------------------------','6110800004203000001','SCGCMP','SNOINTDIA060001','D','PROVISION DE INTERESES DE PRESTACIONES SOCIALES NOMINA DIARIA JUNIO 2014',97623.07,2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3];&quot;000001&quot;)" office:value-type="string" office:string-value="6110800004502000001" calcext:value-type="string">
            <text:p>6110800004502000001</text:p>
          </table:table-cell>
          <table:table-cell office:value-type="string" calcext:value-type="string">
            <text:p>SCGCMP</text:p>
          </table:table-cell>
          <table:table-cell table:formula="of:=[.C33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6875.05" calcext:value-type="float">
            <text:p>6875.05</text:p>
          </table:table-cell>
          <table:table-cell office:value-type="float" office:value="30" calcext:value-type="float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INTDIA060001','2014-06-30','---','-------------------------','6110800004502000001','SCGCMP','SNOINTDIA060001','D','PROVISION DE INTERESES DE PRESTACIONES SOCIALES NOMINA DIARIA JUNIO 2014',6875.05,30);" calcext:value-type="string">
            <text:p>INSERT INTO scg_dt_cmp VALUES('0001','SCGCMP','SNOINTDIA060001','2014-06-30','---','-------------------------','6110800004502000001','SCGCMP','SNOINTDIA060001','D','PROVISION DE INTERESES DE PRESTACIONES SOCIALES NOMINA DIARIA JUNIO 2014',6875.05,3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4];&quot;000001&quot;)" office:value-type="string" office:string-value="6110800004602000001" calcext:value-type="string">
            <text:p>6110800004602000001</text:p>
          </table:table-cell>
          <table:table-cell office:value-type="string" calcext:value-type="string">
            <text:p>SCGCMP</text:p>
          </table:table-cell>
          <table:table-cell table:formula="of:=[.C34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5290.02" calcext:value-type="float">
            <text:p>5290.02</text:p>
          </table:table-cell>
          <table:table-cell office:value-type="float" office:value="31" calcext:value-type="float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INTDIA060001','2014-06-30','---','-------------------------','6110800004602000001','SCGCMP','SNOINTDIA060001','D','PROVISION DE INTERESES DE PRESTACIONES SOCIALES NOMINA DIARIA JUNIO 2014',5290.02,31);" calcext:value-type="string">
            <text:p>INSERT INTO scg_dt_cmp VALUES('0001','SCGCMP','SNOINTDIA060001','2014-06-30','---','-------------------------','6110800004602000001','SCGCMP','SNOINTDIA060001','D','PROVISION DE INTERESES DE PRESTACIONES SOCIALES NOMINA DIARIA JUNIO 2014',5290.02,3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5];&quot;000001&quot;)" office:value-type="string" office:string-value="6110800004201000001" calcext:value-type="string">
            <text:p>6110800004201000001</text:p>
          </table:table-cell>
          <table:table-cell office:value-type="string" calcext:value-type="string">
            <text:p>SCGCMP</text:p>
          </table:table-cell>
          <table:table-cell table:formula="of:=[.C35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23742.91" calcext:value-type="float">
            <text:p>23742.91</text:p>
          </table:table-cell>
          <table:table-cell office:value-type="float" office:value="32" calcext:value-type="float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INTDIA060001','2014-06-30','---','-------------------------','6110800004201000001','SCGCMP','SNOINTDIA060001','D','PROVISION DE INTERESES DE PRESTACIONES SOCIALES NOMINA DIARIA JUNIO 2014',23742.91,32);" calcext:value-type="string">
            <text:p>INSERT INTO scg_dt_cmp VALUES('0001','SCGCMP','SNOINTDIA060001','2014-06-30','---','-------------------------','6110800004201000001','SCGCMP','SNOINTDIA060001','D','PROVISION DE INTERESES DE PRESTACIONES SOCIALES NOMINA DIARIA JUNIO 2014',23742.91,3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6];&quot;000001&quot;)" office:value-type="string" office:string-value="6110800003901000001" calcext:value-type="string">
            <text:p>6110800003901000001</text:p>
          </table:table-cell>
          <table:table-cell office:value-type="string" calcext:value-type="string">
            <text:p>SCGCMP</text:p>
          </table:table-cell>
          <table:table-cell table:formula="of:=[.C36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10458.39" calcext:value-type="float">
            <text:p>10458.39</text:p>
          </table:table-cell>
          <table:table-cell office:value-type="float" office:value="33" calcext:value-type="float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INTDIA060001','2014-06-30','---','-------------------------','6110800003901000001','SCGCMP','SNOINTDIA060001','D','PROVISION DE INTERESES DE PRESTACIONES SOCIALES NOMINA DIARIA JUNIO 2014',10458.39,33);" calcext:value-type="string">
            <text:p>INSERT INTO scg_dt_cmp VALUES('0001','SCGCMP','SNOINTDIA060001','2014-06-30','---','-------------------------','6110800003901000001','SCGCMP','SNOINTDIA060001','D','PROVISION DE INTERESES DE PRESTACIONES SOCIALES NOMINA DIARIA JUNIO 2014',10458.39,3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7];&quot;000001&quot;)" office:value-type="string" office:string-value="6110800004102000001" calcext:value-type="string">
            <text:p>6110800004102000001</text:p>
          </table:table-cell>
          <table:table-cell office:value-type="string" calcext:value-type="string">
            <text:p>SCGCMP</text:p>
          </table:table-cell>
          <table:table-cell table:formula="of:=[.C37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10460.6" calcext:value-type="float">
            <text:p>10460.60</text:p>
          </table:table-cell>
          <table:table-cell office:value-type="float" office:value="34" calcext:value-type="float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INTDIA060001','2014-06-30','---','-------------------------','6110800004102000001','SCGCMP','SNOINTDIA060001','D','PROVISION DE INTERESES DE PRESTACIONES SOCIALES NOMINA DIARIA JUNIO 2014',10460.6,34);" calcext:value-type="string">
            <text:p>INSERT INTO scg_dt_cmp VALUES('0001','SCGCMP','SNOINTDIA060001','2014-06-30','---','-------------------------','6110800004102000001','SCGCMP','SNOINTDIA060001','D','PROVISION DE INTERESES DE PRESTACIONES SOCIALES NOMINA DIARIA JUNIO 2014',10460.6,3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8];&quot;000001&quot;)" office:value-type="string" office:string-value="6110800003303000001" calcext:value-type="string">
            <text:p>6110800003303000001</text:p>
          </table:table-cell>
          <table:table-cell office:value-type="string" calcext:value-type="string">
            <text:p>SCGCMP</text:p>
          </table:table-cell>
          <table:table-cell table:formula="of:=[.C38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1947.54" calcext:value-type="float">
            <text:p>1947.54</text:p>
          </table:table-cell>
          <table:table-cell office:value-type="float" office:value="35" calcext:value-type="float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INTDIA060001','2014-06-30','---','-------------------------','6110800003303000001','SCGCMP','SNOINTDIA060001','D','PROVISION DE INTERESES DE PRESTACIONES SOCIALES NOMINA DIARIA JUNIO 2014',1947.54,35);" calcext:value-type="string">
            <text:p>INSERT INTO scg_dt_cmp VALUES('0001','SCGCMP','SNOINTDIA060001','2014-06-30','---','-------------------------','6110800003303000001','SCGCMP','SNOINTDIA060001','D','PROVISION DE INTERESES DE PRESTACIONES SOCIALES NOMINA DIARIA JUNIO 2014',1947.54,3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9];&quot;000001&quot;)" office:value-type="string" office:string-value="6110800002001000001" calcext:value-type="string">
            <text:p>6110800002001000001</text:p>
          </table:table-cell>
          <table:table-cell office:value-type="string" calcext:value-type="string">
            <text:p>SCGCMP</text:p>
          </table:table-cell>
          <table:table-cell table:formula="of:=[.C39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659.46" calcext:value-type="float">
            <text:p>659.46</text:p>
          </table:table-cell>
          <table:table-cell office:value-type="float" office:value="36" calcext:value-type="float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INTDIA060001','2014-06-30','---','-------------------------','6110800002001000001','SCGCMP','SNOINTDIA060001','D','PROVISION DE INTERESES DE PRESTACIONES SOCIALES NOMINA DIARIA JUNIO 2014',659.46,36);" calcext:value-type="string">
            <text:p>INSERT INTO scg_dt_cmp VALUES('0001','SCGCMP','SNOINTDIA060001','2014-06-30','---','-------------------------','6110800002001000001','SCGCMP','SNOINTDIA060001','D','PROVISION DE INTERESES DE PRESTACIONES SOCIALES NOMINA DIARIA JUNIO 2014',659.46,3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0];&quot;000001&quot;)" office:value-type="string" office:string-value="6110800003803000001" calcext:value-type="string">
            <text:p>6110800003803000001</text:p>
          </table:table-cell>
          <table:table-cell office:value-type="string" calcext:value-type="string">
            <text:p>SCGCMP</text:p>
          </table:table-cell>
          <table:table-cell table:formula="of:=[.C40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134437.94" calcext:value-type="float">
            <text:p>134437.94</text:p>
          </table:table-cell>
          <table:table-cell office:value-type="float" office:value="37" calcext:value-type="float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INTDIA060001','2014-06-30','---','-------------------------','6110800003803000001','SCGCMP','SNOINTDIA060001','D','PROVISION DE INTERESES DE PRESTACIONES SOCIALES NOMINA DIARIA JUNIO 2014',134437.94,37);" calcext:value-type="string">
            <text:p>INSERT INTO scg_dt_cmp VALUES('0001','SCGCMP','SNOINTDIA060001','2014-06-30','---','-------------------------','6110800003803000001','SCGCMP','SNOINTDIA060001','D','PROVISION DE INTERESES DE PRESTACIONES SOCIALES NOMINA DIARIA JUNIO 2014',134437.94,3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1];&quot;000001&quot;)" office:value-type="string" office:string-value="6110800004505000001" calcext:value-type="string">
            <text:p>6110800004505000001</text:p>
          </table:table-cell>
          <table:table-cell office:value-type="string" calcext:value-type="string">
            <text:p>SCGCMP</text:p>
          </table:table-cell>
          <table:table-cell table:formula="of:=[.C41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45225.38" calcext:value-type="float">
            <text:p>45225.38</text:p>
          </table:table-cell>
          <table:table-cell office:value-type="float" office:value="38" calcext:value-type="float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INTDIA060001','2014-06-30','---','-------------------------','6110800004505000001','SCGCMP','SNOINTDIA060001','D','PROVISION DE INTERESES DE PRESTACIONES SOCIALES NOMINA DIARIA JUNIO 2014',45225.38,38);" calcext:value-type="string">
            <text:p>INSERT INTO scg_dt_cmp VALUES('0001','SCGCMP','SNOINTDIA060001','2014-06-30','---','-------------------------','6110800004505000001','SCGCMP','SNOINTDIA060001','D','PROVISION DE INTERESES DE PRESTACIONES SOCIALES NOMINA DIARIA JUNIO 2014',45225.38,3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2];&quot;000001&quot;)" office:value-type="string" office:string-value="6110800003902000001" calcext:value-type="string">
            <text:p>6110800003902000001</text:p>
          </table:table-cell>
          <table:table-cell office:value-type="string" calcext:value-type="string">
            <text:p>SCGCMP</text:p>
          </table:table-cell>
          <table:table-cell table:formula="of:=[.C42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1661.03" calcext:value-type="float">
            <text:p>1661.03</text:p>
          </table:table-cell>
          <table:table-cell office:value-type="float" office:value="39" calcext:value-type="float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INTDIA060001','2014-06-30','---','-------------------------','6110800003902000001','SCGCMP','SNOINTDIA060001','D','PROVISION DE INTERESES DE PRESTACIONES SOCIALES NOMINA DIARIA JUNIO 2014',1661.03,39);" calcext:value-type="string">
            <text:p>INSERT INTO scg_dt_cmp VALUES('0001','SCGCMP','SNOINTDIA060001','2014-06-30','---','-------------------------','6110800003902000001','SCGCMP','SNOINTDIA060001','D','PROVISION DE INTERESES DE PRESTACIONES SOCIALES NOMINA DIARIA JUNIO 2014',1661.03,3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3];&quot;000001&quot;)" office:value-type="string" office:string-value="6110800004700000001" calcext:value-type="string">
            <text:p>6110800004700000001</text:p>
          </table:table-cell>
          <table:table-cell office:value-type="string" calcext:value-type="string">
            <text:p>SCGCMP</text:p>
          </table:table-cell>
          <table:table-cell table:formula="of:=[.C43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2584.69" calcext:value-type="float">
            <text:p>2584.69</text:p>
          </table:table-cell>
          <table:table-cell office:value-type="float" office:value="40" calcext:value-type="float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INTDIA060001','2014-06-30','---','-------------------------','6110800004700000001','SCGCMP','SNOINTDIA060001','D','PROVISION DE INTERESES DE PRESTACIONES SOCIALES NOMINA DIARIA JUNIO 2014',2584.69,40);" calcext:value-type="string">
            <text:p>INSERT INTO scg_dt_cmp VALUES('0001','SCGCMP','SNOINTDIA060001','2014-06-30','---','-------------------------','6110800004700000001','SCGCMP','SNOINTDIA060001','D','PROVISION DE INTERESES DE PRESTACIONES SOCIALES NOMINA DIARIA JUNIO 2014',2584.69,4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4];&quot;000001&quot;)" office:value-type="string" office:string-value="6110800003701000001" calcext:value-type="string">
            <text:p>6110800003701000001</text:p>
          </table:table-cell>
          <table:table-cell office:value-type="string" calcext:value-type="string">
            <text:p>SCGCMP</text:p>
          </table:table-cell>
          <table:table-cell table:formula="of:=[.C44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1375.63" calcext:value-type="float">
            <text:p>1375.63</text:p>
          </table:table-cell>
          <table:table-cell office:value-type="float" office:value="41" calcext:value-type="float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INTDIA060001','2014-06-30','---','-------------------------','6110800003701000001','SCGCMP','SNOINTDIA060001','D','PROVISION DE INTERESES DE PRESTACIONES SOCIALES NOMINA DIARIA JUNIO 2014',1375.63,41);" calcext:value-type="string">
            <text:p>INSERT INTO scg_dt_cmp VALUES('0001','SCGCMP','SNOINTDIA060001','2014-06-30','---','-------------------------','6110800003701000001','SCGCMP','SNOINTDIA060001','D','PROVISION DE INTERESES DE PRESTACIONES SOCIALES NOMINA DIARIA JUNIO 2014',1375.63,4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 calcext:value-type="string">
            <text:p>6110800004202000001</text:p>
          </table:table-cell>
          <table:table-cell office:value-type="string" calcext:value-type="string">
            <text:p>SCGCMP</text:p>
          </table:table-cell>
          <table:table-cell table:formula="of:=[.C45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21641.7" calcext:value-type="float">
            <text:p>21641.70</text:p>
          </table:table-cell>
          <table:table-cell office:value-type="float" office:value="42" calcext:value-type="float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INTDIA060001','2014-06-30','---','-------------------------','6110800004202000001','SCGCMP','SNOINTDIA060001','D','PROVISION DE INTERESES DE PRESTACIONES SOCIALES NOMINA DIARIA JUNIO 2014',21641.7,42);" calcext:value-type="string">
            <text:p>INSERT INTO scg_dt_cmp VALUES('0001','SCGCMP','SNOINTDIA060001','2014-06-30','---','-------------------------','6110800004202000001','SCGCMP','SNOINTDIA060001','D','PROVISION DE INTERESES DE PRESTACIONES SOCIALES NOMINA DIARIA JUNIO 2014',21641.7,4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 calcext:value-type="string">
            <text:p>6110800004506000001</text:p>
          </table:table-cell>
          <table:table-cell office:value-type="string" calcext:value-type="string">
            <text:p>SCGCMP</text:p>
          </table:table-cell>
          <table:table-cell table:formula="of:=[.C46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5455.83" calcext:value-type="float">
            <text:p>5455.83</text:p>
          </table:table-cell>
          <table:table-cell office:value-type="float" office:value="43" calcext:value-type="float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INTDIA060001','2014-06-30','---','-------------------------','6110800004506000001','SCGCMP','SNOINTDIA060001','D','PROVISION DE INTERESES DE PRESTACIONES SOCIALES NOMINA DIARIA JUNIO 2014',5455.83,43);" calcext:value-type="string">
            <text:p>INSERT INTO scg_dt_cmp VALUES('0001','SCGCMP','SNOINTDIA060001','2014-06-30','---','-------------------------','6110800004506000001','SCGCMP','SNOINTDIA060001','D','PROVISION DE INTERESES DE PRESTACIONES SOCIALES NOMINA DIARIA JUNIO 2014',5455.83,4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DIA060001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 calcext:value-type="string">
            <text:p>6110800004001000001</text:p>
          </table:table-cell>
          <table:table-cell office:value-type="string" calcext:value-type="string">
            <text:p>SCGCMP</text:p>
          </table:table-cell>
          <table:table-cell table:formula="of:=[.C47]" office:value-type="string" office:string-value="SNOINTDIA060001" calcext:value-type="string">
            <text:p>SNOINTDIA06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DIARIA JUNI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2672.55" calcext:value-type="float">
            <text:p>2672.55</text:p>
          </table:table-cell>
          <table:table-cell office:value-type="float" office:value="44" calcext:value-type="float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INTDIA060001','2014-06-30','---','-------------------------','6110800004001000001','SCGCMP','SNOINTDIA060001','D','PROVISION DE INTERESES DE PRESTACIONES SOCIALES NOMINA DIARIA JUNIO 2014',2672.55,44);" calcext:value-type="string">
            <text:p>INSERT INTO scg_dt_cmp VALUES('0001','SCGCMP','SNOINTDIA060001','2014-06-30','---','-------------------------','6110800004001000001','SCGCMP','SNOINTDIA060001','D','PROVISION DE INTERESES DE PRESTACIONES SOCIALES NOMINA DIARIA JUNIO 2014',2672.55,44);</text:p>
          </table:table-cell>
        </table:table-row>
        <table:table-row table:style-name="ro1" table:number-rows-repeated="1048471">
          <table:table-cell table:number-columns-repeated="15"/>
        </table:table-row>
        <table:table-row table:style-name="ro3" table:number-rows-repeated="57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string" office:string-value="SNOINTDIA060001" calcext:value-type="string">
            <text:p>SNOINTDIA060001</text:p>
          </table:table-cell>
          <table:table-cell table:formula="of:=[Hoja1.D3]" office:value-type="string" office:string-value="2014-06-30" calcext:value-type="string">
            <text:p>2014-06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K3]" office:value-type="string" office:string-value="PROVISION DE INTERESES DE PRESTACIONES SOCIALES NOMINA DIARIA JUNIO 2014" calcext:value-type="string">
            <text:p>PROVISION DE INTERESES DE PRESTACIONES SOCIALES NOMINA DIARIA JUNI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6" table:formula="of:=[Hoja1.M3]" office:value-type="float" office:value="920213.560113889" calcext:value-type="float">
            <text:p>920,213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INTDIA060001','2014-06-30','---','-------------------------','PROVISION DE INTERESES DE PRESTACIONES SOCIALES NOMINA DIARIA JUNIO 2014',1,'-','----------','----------',920213.560113889,0,0,0,'--','SIGESP');" calcext:value-type="string">
            <text:p>INSERT INTO sigesp_cmp VALUES('0001','SCGCMP','SNOINTDIA060001','2014-06-30','---','-------------------------','PROVISION DE INTERESES DE PRESTACIONES SOCIALES NOMINA DIARIA JUNIO 2014',1,'-','----------','----------',920213.560113889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0000-00-00T15:54:28.2835584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2T15:54:54.908729321</dc:date>
    <dc:creator>Juan Plablo</dc:creator>
    <meta:editing-duration>PT3H10M50S</meta:editing-duration>
    <meta:editing-cycles>20</meta:editing-cycles>
    <meta:generator>LibreOffice/4.1.4.2$Linux_X86_64 LibreOffice_project/410m0$Build-2</meta:generator>
    <meta:document-statistic meta:table-count="2" meta:cell-count="727" meta:object-count="0"/>
  </office:meta>
</office:document-meta>
</file>